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6, 2021 (07:5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aims at having you practise simple conditional statements. It may seem repetitive, but that is because you need to practise <text:span text:style-name="KeywordTok">if</text:span> statements <text:span text:style-name="T1">a lot</text:span> to understand their mechanism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think will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1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1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1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2Z</meta:creation-date>
    <dc:date>2021-06-06T23:51:42Z</dc:date>
    <meta:user-defined meta:name="date" meta:value-type="string">June   6, 2021 (07:5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